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125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1" table:default-cell-style-name="Default"/>
        <table:table-column table:style-name="co4" table:default-cell-style-name="Default"/>
        <table:table-column table:style-name="co2" table:number-columns-repeated="1011" table:default-cell-style-name="Default"/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Instruction</text:p>
          </table:table-cell>
          <table:table-cell table:style-name="ce1" office:value-type="string">
            <text:p>SorZ</text:p>
          </table:table-cell>
          <table:table-cell table:style-name="ce1" office:value-type="string">
            <text:p>BorI</text:p>
          </table:table-cell>
          <table:table-cell table:style-name="ce1" office:value-type="string">
            <text:p>ALUop</text:p>
          </table:table-cell>
          <table:table-cell table:style-name="ce1" office:value-type="string">
            <text:p>sv</text:p>
          </table:table-cell>
          <table:table-cell table:style-name="ce1" office:value-type="string">
            <text:p>MF</text:p>
          </table:table-cell>
          <table:table-cell table:style-name="ce1" office:value-type="string">
            <text:p>MT</text:p>
          </table:table-cell>
          <table:table-cell table:style-name="ce1" office:value-type="string">
            <text:p>HiorLO</text:p>
          </table:table-cell>
          <table:table-cell table:style-name="ce1" office:value-type="string">
            <text:p>DmorALU</text:p>
          </table:table-cell>
          <table:table-cell table:style-name="ce1" office:value-type="string">
            <text:p>DMWT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RorI</text:p>
          </table:table-cell>
          <table:table-cell table:style-name="ce1" office:value-type="string">
            <text:p>BranchType</text:p>
          </table:table-cell>
          <table:table-cell table:style-name="ce1" office:value-type="string">
            <text:p>NeorEQ</text:p>
          </table:table-cell>
          <table:table-cell table:style-name="ce1" office:value-type="string">
            <text:p>RTZero</text:p>
          </table:table-cell>
          <table:table-cell table:style-name="ce1" office:value-type="string">
            <text:p>Jump</text:p>
          </table:table-cell>
          <table:table-cell table:style-name="ce1" office:value-type="string">
            <text:p>JumpPSD</text:p>
          </table:table-cell>
          <table:table-cell table:style-name="ce1" office:value-type="string">
            <text:p>TestMult</text:p>
          </table:table-cell>
          <table:table-cell table:style-name="ce6" table:number-columns-repeated="1006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LW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1">
            <text:p>100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LH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1">
            <text:p>100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LHU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1">
            <text:p>100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L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1">
            <text:p>100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LBU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1">
            <text:p>100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W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1">
            <text:p>1001</text:p>
          </table:table-cell>
          <table:table-cell table:style-name="ce3" table:number-columns-repeated="5"/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H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1">
            <text:p>1001</text:p>
          </table:table-cell>
          <table:table-cell table:style-name="ce3" table:number-columns-repeated="5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1">
            <text:p>1001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ADDI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0">
            <text:p>100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ADDIU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1">
            <text:p>100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ANDI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00">
            <text:p>110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ORI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01">
            <text:p>110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XORI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10">
            <text:p>111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ADD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000">
            <text:p>100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ADDU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001">
            <text:p>100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UB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UBU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011">
            <text:p>101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MULT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7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AND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00">
            <text:p>110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OR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01">
            <text:p>110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NOR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11">
            <text:p>111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XOR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10">
            <text:p>111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MULT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“--00”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MFHI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MFLO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MTHI</text:p>
          </table:table-cell>
          <table:table-cell table:style-name="ce3" table:number-columns-repeated="5"/>
          <table:table-cell table:number-columns-repeated="2" table:style-name="ce3" office:value-type="float" office:value="1">
            <text:p>1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MTLO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SLL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RL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RA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SLLV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RLV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RAV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LUI</text:p>
          </table:table-cell>
          <table:table-cell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SLTI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0">
            <text:p>11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LTIU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1">
            <text:p>11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SLT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0">
            <text:p>11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LTU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1">
            <text:p>11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5">
          <table:table-cell table:style-name="ce2" office:value-type="string">
            <text:p>BEQ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 table:style-name="ce3" table:number-columns-repeated="8"/>
          <table:table-cell table:style-name="ce3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5">
          <table:table-cell table:style-name="ce2" office:value-type="string">
            <text:p>BNE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 table:style-name="ce3" table:number-columns-repeated="8"/>
          <table:table-cell table:style-name="ce3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BLEZ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 table:style-name="ce3" table:number-columns-repeated="8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BGTZ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 table:style-name="ce3" table:number-columns-repeated="8"/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BLTZ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 table:style-name="ce3" table:number-columns-repeated="8"/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BGEZ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 table:style-name="ce3" table:number-columns-repeated="8"/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JR</text:p>
          </table:table-cell>
          <table:table-cell table:style-name="ce3" table:number-columns-repeated="14"/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JALR</text:p>
          </table:table-cell>
          <table:table-cell table:style-name="ce3" table:number-columns-repeated="9"/>
          <table:table-cell table:number-columns-repeated="2" table:style-name="ce3" office:value-type="float" office:value="1">
            <text:p>1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J</text:p>
          </table:table-cell>
          <table:table-cell table:style-name="ce3" table:number-columns-repeated="14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JAL</text:p>
          </table:table-cell>
          <table:table-cell table:style-name="ce3" table:number-columns-repeated="9"/>
          <table:table-cell table:number-columns-repeated="2" table:style-name="ce3" office:value-type="float" office:value="1">
            <text:p>1</text:p>
          </table:table-cell>
          <table:table-cell table:style-name="ce3" table:number-columns-repeated="3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TEST</text:p>
          </table:table-cell>
          <table:table-cell table:style-name="ce3" table:number-columns-repeated="16"/>
          <table:table-cell table:style-name="ce3" office:value-type="float" office:value="1">
            <text:p>1</text:p>
          </table:table-cell>
          <table:table-cell table:number-columns-repeated="1006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0">00/00/0000</text:date>, <text:time style:data-style-name="N2" text:time-value="0000-00-00T13:54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0:59:00</meta:creation-date>
    <dc:date>2013-07-20T13:55:14</dc:date>
    <meta:editing-duration>PT6H23M19S</meta:editing-duration>
    <meta:editing-cycles>32</meta:editing-cycles>
    <meta:generator>LibreOffice/4.0.2.2$Linux_X86_64 LibreOffice_project/400m0$Build-2</meta:generator>
    <meta:document-statistic meta:table-count="3" meta:cell-count="469" meta:object-count="0"/>
  </office:meta>
</office:document-meta>
</file>